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4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Grado de paralelismo</text:p>
          </table:table-cell>
          <table:covered-table-cell/>
          <table:table-cell table:style-name="ce5" office:value-type="string" calcext:value-type="string" table:number-columns-spanned="4" table:number-rows-spanned="1">
            <text:p>Tiempos (ms)</text:p>
          </table:table-cell>
          <table:covered-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odos</text:p>
          </table:table-cell>
          <table:table-cell office:value-type="string" calcext:value-type="string">
            <text:p>Hilos por no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n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Eficiencia</text:p>
          </table:table-cell>
          <table:table-cell office:value-type="string" calcext:value-type="string">
            <text:p>Costo Relativ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492166" calcext:value-type="float">
            <text:p>28492166</text:p>
          </table:table-cell>
          <table:table-cell office:value-type="float" office:value="28389040" calcext:value-type="float">
            <text:p>28389040</text:p>
          </table:table-cell>
          <table:table-cell office:value-type="float" office:value="28551444" calcext:value-type="float">
            <text:p>28551444</text:p>
          </table:table-cell>
          <table:table-cell table:formula="of:=MIN([.C4:.E4])" office:value-type="float" office:value="28389040" calcext:value-type="float">
            <text:p>28389040</text:p>
          </table:table-cell>
          <table:table-cell table:formula="of:=[.$F$4]/[.F4]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style-name="ce3" table:formula="of:=([.$H$4] - [.H4])/[.G4]" office:value-type="float" office:value="0" calcext:value-type="float">
            <text:p>0.00</text:p>
          </table:table-cell>
          <table:table-cell/>
          <table:table-cell office:value-type="string" calcext:value-type="string">
            <text:p>Serial</text:p>
          </table:table-cell>
          <table:table-cell table:number-columns-repeated="2" table:style-name="ce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180316" calcext:value-type="float">
            <text:p>9180316</text:p>
          </table:table-cell>
          <table:table-cell office:value-type="float" office:value="8800273" calcext:value-type="float">
            <text:p>8800273</text:p>
          </table:table-cell>
          <table:table-cell office:value-type="float" office:value="8642901" calcext:value-type="float">
            <text:p>8642901</text:p>
          </table:table-cell>
          <table:table-cell table:formula="of:=MIN([.C5:.E5])" office:value-type="float" office:value="8642901" calcext:value-type="float">
            <text:p>8642901</text:p>
          </table:table-cell>
          <table:table-cell table:formula="of:=[.$F$4]/[.F5]" office:value-type="float" office:value="3.28466564640738" calcext:value-type="float">
            <text:p>3.28</text:p>
          </table:table-cell>
          <table:table-cell table:formula="of:=[.G5]/([.A5]*[.B5])" office:value-type="float" office:value="0.102645801450231" calcext:value-type="float">
            <text:p>0.10</text:p>
          </table:table-cell>
          <table:table-cell table:style-name="ce3" table:formula="of:=([.$H$4] - [.H5])/[.G5]" office:value-type="float" office:value="0.273194990038409" calcext:value-type="float">
            <text:p>0.27</text:p>
          </table:table-cell>
          <table:table-cell/>
          <table:table-cell office:value-type="string" calcext:value-type="string">
            <text:p>Parallel</text:p>
          </table:table-cell>
          <table:table-cell table:style-name="ce3" office:value-type="float" office:value="15.72" calcext:value-type="float">
            <text:p>15.72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70276" calcext:value-type="float">
            <text:p>9570276</text:p>
          </table:table-cell>
          <table:table-cell table:number-columns-repeated="2"/>
          <table:table-cell table:formula="of:=MIN([.C6:.E6])" office:value-type="float" office:value="9570276" calcext:value-type="float">
            <text:p>9570276</text:p>
          </table:table-cell>
          <table:table-cell table:formula="of:=[.$F$4]/[.F6]" office:value-type="float" office:value="2.96637630931438" calcext:value-type="float">
            <text:p>2.97</text:p>
          </table:table-cell>
          <table:table-cell table:formula="of:=[.G6]/([.A6]*[.B6])" office:value-type="float" office:value="0.0926992596660744" calcext:value-type="float">
            <text:p>0.09</text:p>
          </table:table-cell>
          <table:table-cell table:style-name="ce3" table:formula="of:=([.$H$4] - [.H6])/[.G6]" office:value-type="float" office:value="0.305861645902785" calcext:value-type="float">
            <text:p>0.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7" office:value-type="float" office:value="5833640" calcext:value-type="float">
            <text:p>5833640</text:p>
          </table:table-cell>
          <table:table-cell table:style-name="ce7" office:value-type="float" office:value="5936886" calcext:value-type="float">
            <text:p>5936886</text:p>
          </table:table-cell>
          <table:table-cell table:style-name="ce7" office:value-type="float" office:value="5812791" calcext:value-type="float">
            <text:p>5812791</text:p>
          </table:table-cell>
          <table:table-cell table:formula="of:=MIN([.C7:.E7])" office:value-type="float" office:value="5812791" calcext:value-type="float">
            <text:p>5812791</text:p>
          </table:table-cell>
          <table:table-cell table:formula="of:=[.$F$4]/[.F7]" office:value-type="float" office:value="4.88389140431851" calcext:value-type="float">
            <text:p>4.88</text:p>
          </table:table-cell>
          <table:table-cell table:formula="of:=[.G7]/([.A7]*[.B7])" office:value-type="float" office:value="0.0763108031924767" calcext:value-type="float">
            <text:p>0.08</text:p>
          </table:table-cell>
          <table:table-cell table:style-name="ce3" table:formula="of:=([.$H$4] - [.H7])/[.G7]" office:value-type="float" office:value="0.189129757469784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7" office:value-type="float" office:value="2502916" calcext:value-type="float">
            <text:p>2502916</text:p>
          </table:table-cell>
          <table:table-cell table:style-name="ce7" office:value-type="float" office:value="2501540" calcext:value-type="float">
            <text:p>2501540</text:p>
          </table:table-cell>
          <table:table-cell table:style-name="ce7" office:value-type="float" office:value="2584200" calcext:value-type="float">
            <text:p>2584200</text:p>
          </table:table-cell>
          <table:table-cell table:formula="of:=MIN([.C8:.E8])" office:value-type="float" office:value="2501540" calcext:value-type="float">
            <text:p>2501540</text:p>
          </table:table-cell>
          <table:table-cell table:formula="of:=[.$F$4]/[.F8]" office:value-type="float" office:value="11.3486252468479" calcext:value-type="float">
            <text:p>11.35</text:p>
          </table:table-cell>
          <table:table-cell table:formula="of:=[.G8]/([.A8]*[.B8])" office:value-type="float" office:value="0.0110826418426249" calcext:value-type="float">
            <text:p>0.01</text:p>
          </table:table-cell>
          <table:table-cell table:style-name="ce3" table:formula="of:=([.$H$4] - [.H8])/[.G8]" office:value-type="float" office:value="0.087139837350083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7" office:value-type="float" office:value="1811244" calcext:value-type="float">
            <text:p>1811244</text:p>
          </table:table-cell>
          <table:table-cell table:number-columns-repeated="2" table:style-name="ce7" office:value-type="float" office:value="1806156" calcext:value-type="float">
            <text:p>1806156</text:p>
          </table:table-cell>
          <table:table-cell table:formula="of:=MIN([.C9:.E9])" office:value-type="float" office:value="1806156" calcext:value-type="float">
            <text:p>1806156</text:p>
          </table:table-cell>
          <table:table-cell table:formula="of:=[.$F$4]/[.F9]" office:value-type="float" office:value="15.7179335561269" calcext:value-type="float">
            <text:p>15.72</text:p>
          </table:table-cell>
          <table:table-cell table:formula="of:=[.G9]/([.A9]*[.B9])" office:value-type="float" office:value="0.00767477224420261" calcext:value-type="float">
            <text:p>0.01</text:p>
          </table:table-cell>
          <table:table-cell table:style-name="ce3" table:formula="of:=([.$H$4] - [.H9])/[.G9]" office:value-type="float" office:value="0.063133313562646" calcext:value-type="float">
            <text:p>0.06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7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01:14:22.508793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4:04:46.208414823</meta:creation-date>
    <meta:generator>LibreOffice/6.4.7.2$Linux_X86_64 LibreOffice_project/40$Build-2</meta:generator>
    <dc:date>2022-07-24T01:11:33.560278989</dc:date>
    <meta:editing-duration>PT8H46M26S</meta:editing-duration>
    <meta:editing-cycles>38</meta:editing-cycles>
    <meta:document-statistic meta:table-count="1" meta:cell-count="69" meta:object-count="0"/>
  </office:meta>
</office:document-meta>
</file>